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margin-bottom="0.0826in" fo:line-height="115%"/>
      <style:text-properties style:font-name="Tahoma" fo:font-weight="bold" style:font-weight-asian="bold" style:font-weight-complex="bold" fo:language="es" fo:country="ES"/>
    </style:style>
    <style:style style:name="P3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5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6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7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8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9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0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1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2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3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4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5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16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17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18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19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0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1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2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3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4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5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6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7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8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9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0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1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  <style:text-properties style:font-name="Tahoma" fo:language="es" fo:country="ES"/>
    </style:style>
    <style:style style:name="P32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  <style:text-properties style:font-name="Tahoma" fo:language="es" fo:country="ES"/>
    </style:style>
  </office:automatic-styles>
  <office:body>
    <office:text text:use-soft-page-breaks="true">
      <text:p text:style-name="P1">Ejercicio sobre transacciones en la base de datos .</text:p>
      <text:p text:style-name="P3">En la base de datos DatosGalicia, realiza las siguientes operaciones en dos<text:s/>tablas:</text:p>
      <text:list text:style-name="LFO1" text:continue-numbering="true">
        <text:list-item>
          <text:p text:style-name="P4">Crea una Transacción.</text:p>
        </text:list-item>
        <text:list-item>
          <text:p text:style-name="P5">Crea varios puntos de Restauración.</text:p>
        </text:list-item>
        <text:list-item>
          <text:p text:style-name="P6">Muestra todos los valores introducidos en la tabla.</text:p>
        </text:list-item>
        <text:list-item>
          <text:p text:style-name="P7">Restaura hacia alguno de los puntos de Restauración.</text:p>
        </text:list-item>
        <text:list-item>
          <text:p text:style-name="P8">Mostramos los valores que hay en la tabla.</text:p>
        </text:list-item>
        <text:list-item>
          <text:p text:style-name="P9">Copia los INSERT de los datos que necesites.</text:p>
        </text:list-item>
        <text:list-item>
          <text:p text:style-name="P10">Haz un borrado completo de los datos introducidos.</text:p>
        </text:list-item>
        <text:list-item>
          <text:p text:style-name="P11">Mostramos los valores que hay en la tabla.</text:p>
        </text:list-item>
        <text:list-item>
          <text:p text:style-name="P12">Copia los INSERT de los datos que necesites.</text:p>
        </text:list-item>
        <text:list-item>
          <text:p text:style-name="P13">Confirma finalmente los datos introducidos.</text:p>
        </text:list-item>
        <text:list-item>
          <text:p text:style-name="P14">Comprueba los valores que hay en la tabla.</text:p>
        </text:list-item>
      </text:list>
      <text:p text:style-name="P15"/>
      <text:p text:style-name="P16"/>
      <text:p text:style-name="P17">SET AUTOCOMMIT = 0; # ESTO LO PONEMOS PARA QUE NO HAGA EL COMMIT IMPLICITAMENTE, NOS FALLARIA EL ROLLBACK SI NO LO PONEMOS</text:p>
      <text:p text:style-name="P18">START TRANSACTION;</text:p>
      <text:p text:style-name="P19"/>
      <text:p text:style-name="P20"><text:tab/>ALTER TABLE Provincia<text:tab/>AUTO_INCREMENT = 10;</text:p>
      <text:p text:style-name="P21"><text:tab/>INSERT INTO Provincia( nombre )<text:tab/>VALUES( 'A Coruña' );</text:p>
      <text:p text:style-name="P22">SAVEPOINT punto_de_guardado;</text:p>
      <text:p text:style-name="P23"><text:tab/>INSERT INTO Provincia( nombre )<text:tab/>VALUES( 'Lugo' );</text:p>
      <text:p text:style-name="P24"><text:tab/>INSERT INTO Provincia( nombre )<text:tab/>VALUES( 'Ourense' );</text:p>
      <text:p text:style-name="P25">ROLLBACK TO SAVEPOINT punto_de_guardado; # CON ESTO NO SE CREARIA NI OURENSE NI LUGO</text:p>
      <text:p text:style-name="P26">RELEASE SAVEPOINT punto_de_guardado;</text:p>
      <text:p text:style-name="P27"><text:tab/>INSERT INTO Provincia( nombre )<text:tab/>VALUES( 'Pontevedra' ); <text:s text:c="3"/></text:p>
      <text:p text:style-name="P28"/>
      <text:p text:style-name="P29">COMMIT;</text:p>
      <text:p text:style-name="P30">SET AUTOCOMMIT = 1;</text:p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border="0.0104in solid #000000" fo:padding="0.0138in" style:shadow="none" fo:background-color="#FFA07A"/>
      <style:text-properties style:font-name="Lucida Sans"/>
    </style:style>
  </office:automatic-styles>
  <office:master-styles>
    <style:master-page style:name="MP0" style:page-layout-name="PL0">
      <style:header>
        <text:p text:style-name="P2">3. Ejercicio sobre Transacccione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nso lafuente</dc:creator>
    <meta:creation-date>2021-01-18T15:18:00Z</meta:creation-date>
    <dc:date>2024-03-08T09:12:00Z</dc:date>
    <meta:template xlink:href="Normal.dotm" xlink:type="simple"/>
    <meta:editing-cycles>16</meta:editing-cycles>
    <meta:editing-duration>PT6840S</meta:editing-duration>
    <meta:document-statistic meta:page-count="1" meta:paragraph-count="2" meta:word-count="185" meta:character-count="1203" meta:row-count="8" meta:non-whitespace-character-count="1020"/>
  </office:meta>
</office:document-meta>
</file>